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officeooo:rsid="000a1413" officeooo:paragraph-rsid="000a1413"/>
    </style:style>
    <style:style style:name="P2" style:family="paragraph" style:parent-style-name="Standard">
      <style:text-properties officeooo:rsid="000b1f71" officeooo:paragraph-rsid="000b1f71"/>
    </style:style>
    <style:style style:name="P3" style:family="paragraph" style:parent-style-name="Standard">
      <style:text-properties officeooo:rsid="000b1f71" officeooo:paragraph-rsid="0013c796"/>
    </style:style>
    <style:style style:name="P4" style:family="paragraph" style:parent-style-name="Standard">
      <style:text-properties officeooo:rsid="000b1f71" officeooo:paragraph-rsid="00152e60"/>
    </style:style>
    <style:style style:name="P5" style:family="paragraph" style:parent-style-name="Standard">
      <style:text-properties officeooo:rsid="000b1f71" officeooo:paragraph-rsid="001ac198"/>
    </style:style>
    <style:style style:name="P6" style:family="paragraph" style:parent-style-name="Standard">
      <style:text-properties officeooo:rsid="000b1f71" officeooo:paragraph-rsid="0033002e"/>
    </style:style>
    <style:style style:name="P7" style:family="paragraph" style:parent-style-name="Standard">
      <style:text-properties officeooo:rsid="000ed694" officeooo:paragraph-rsid="000ed694"/>
    </style:style>
    <style:style style:name="P8" style:family="paragraph" style:parent-style-name="Standard">
      <style:text-properties officeooo:rsid="000ed694" officeooo:paragraph-rsid="000b1f71"/>
    </style:style>
    <style:style style:name="P9" style:family="paragraph" style:parent-style-name="Standard">
      <style:text-properties officeooo:rsid="000ed694" officeooo:paragraph-rsid="001d2e91"/>
    </style:style>
    <style:style style:name="P10" style:family="paragraph" style:parent-style-name="Standard">
      <style:text-properties officeooo:rsid="000ed694" officeooo:paragraph-rsid="0026e49e"/>
    </style:style>
    <style:style style:name="P11" style:family="paragraph" style:parent-style-name="Standard">
      <style:text-properties officeooo:rsid="000ed694" officeooo:paragraph-rsid="002f2afa"/>
    </style:style>
    <style:style style:name="P12" style:family="paragraph" style:parent-style-name="Standard">
      <style:text-properties officeooo:rsid="000ed694" officeooo:paragraph-rsid="0033212e"/>
    </style:style>
    <style:style style:name="P13" style:family="paragraph" style:parent-style-name="Standard">
      <style:text-properties officeooo:rsid="000ed694" officeooo:paragraph-rsid="0037d2d2"/>
    </style:style>
    <style:style style:name="P14" style:family="paragraph" style:parent-style-name="Standard">
      <style:text-properties officeooo:paragraph-rsid="000b1f71"/>
    </style:style>
    <style:style style:name="P15" style:family="paragraph" style:parent-style-name="Standard">
      <style:text-properties fo:font-weight="bold" officeooo:rsid="000b1f71" officeooo:paragraph-rsid="0013c796" style:font-weight-asian="bold" style:font-weight-complex="bold"/>
    </style:style>
    <style:style style:name="P16" style:family="paragraph" style:parent-style-name="Standard">
      <style:text-properties fo:font-weight="bold" officeooo:rsid="000b1f71" officeooo:paragraph-rsid="001ac198" style:font-weight-asian="bold" style:font-weight-complex="bold"/>
    </style:style>
    <style:style style:name="P17" style:family="paragraph" style:parent-style-name="Standard">
      <style:text-properties fo:font-weight="bold" officeooo:rsid="000b1f71" officeooo:paragraph-rsid="00152e60" style:font-weight-asian="bold" style:font-weight-complex="bold"/>
    </style:style>
    <style:style style:name="P18" style:family="paragraph" style:parent-style-name="Standard">
      <style:text-properties fo:font-weight="bold" officeooo:rsid="000b1f71" officeooo:paragraph-rsid="001ee4dd" style:font-weight-asian="bold" style:font-weight-complex="bold"/>
    </style:style>
    <style:style style:name="P19" style:family="paragraph" style:parent-style-name="Standard">
      <style:text-properties fo:font-weight="bold" officeooo:rsid="000ed694" officeooo:paragraph-rsid="001ac198" style:font-weight-asian="bold" style:font-weight-complex="bold"/>
    </style:style>
    <style:style style:name="P20" style:family="paragraph" style:parent-style-name="Standard">
      <style:text-properties officeooo:paragraph-rsid="000a1413"/>
    </style:style>
    <style:style style:name="P21" style:family="paragraph" style:parent-style-name="Standard">
      <style:text-properties officeooo:paragraph-rsid="001ee4dd"/>
    </style:style>
    <style:style style:name="T1" style:family="text">
      <style:text-properties officeooo:rsid="000b1f71"/>
    </style:style>
    <style:style style:name="T2" style:family="text">
      <style:text-properties officeooo:rsid="001062f4"/>
    </style:style>
    <style:style style:name="T3" style:family="text">
      <style:text-properties officeooo:rsid="0011c3bf"/>
    </style:style>
    <style:style style:name="T4" style:family="text">
      <style:text-properties officeooo:rsid="0013c796"/>
    </style:style>
    <style:style style:name="T5" style:family="text">
      <style:text-properties officeooo:rsid="00152e60"/>
    </style:style>
    <style:style style:name="T6" style:family="text">
      <style:text-properties officeooo:rsid="001834ca"/>
    </style:style>
    <style:style style:name="T7" style:family="text">
      <style:text-properties officeooo:rsid="001ac198"/>
    </style:style>
    <style:style style:name="T8" style:family="text">
      <style:text-properties officeooo:rsid="001d2e91"/>
    </style:style>
    <style:style style:name="T9" style:family="text">
      <style:text-properties officeooo:rsid="001ee4dd"/>
    </style:style>
    <style:style style:name="T10" style:family="text">
      <style:text-properties officeooo:rsid="00232149"/>
    </style:style>
    <style:style style:name="T11" style:family="text">
      <style:text-properties officeooo:rsid="0026e49e"/>
    </style:style>
    <style:style style:name="T12" style:family="text">
      <style:text-properties fo:font-weight="bold" officeooo:rsid="001ac198" style:font-weight-asian="bold" style:font-weight-complex="bold"/>
    </style:style>
    <style:style style:name="T13" style:family="text">
      <style:text-properties fo:font-weight="bold" officeooo:rsid="0026e49e" style:font-weight-asian="bold" style:font-weight-complex="bold"/>
    </style:style>
    <style:style style:name="T14" style:family="text">
      <style:text-properties fo:font-weight="normal" officeooo:rsid="002a7e13" style:font-weight-asian="normal" style:font-weight-complex="normal"/>
    </style:style>
    <style:style style:name="T15" style:family="text">
      <style:text-properties officeooo:rsid="002bf434"/>
    </style:style>
    <style:style style:name="T16" style:family="text">
      <style:text-properties officeooo:rsid="002c6b04"/>
    </style:style>
    <style:style style:name="T17" style:family="text">
      <style:text-properties officeooo:rsid="002dcca8"/>
    </style:style>
    <style:style style:name="T18" style:family="text">
      <style:text-properties officeooo:rsid="002f2afa"/>
    </style:style>
    <style:style style:name="T19" style:family="text">
      <style:text-properties officeooo:rsid="0033002e"/>
    </style:style>
    <style:style style:name="T20" style:family="text">
      <style:text-properties officeooo:rsid="0033212e"/>
    </style:style>
    <style:style style:name="T21" style:family="text">
      <style:text-properties officeooo:rsid="0036111c"/>
    </style:style>
    <style:style style:name="T22" style:family="text">
      <style:text-properties officeooo:rsid="0037d2d2"/>
    </style:style>
    <style:style style:name="T23" style:family="text">
      <style:text-properties officeooo:rsid="003977d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><text:span text:style-name="T1"/></text:p>
      <text:p text:style-name="P2"/>
      <text:p text:style-name="P2"/>
      <text:p text:style-name="P3"><text:span text:style-name="T4">1. </text:span>Dw<text:span text:style-name="T2">u</text:span>kryterialny model kosztu realizacji <text:span text:style-name="T3">kosztu</text:span> i ryzyka</text:p>
      <text:p text:style-name="P3"><text:span text:style-name="T4"/></text:p>
      <text:p text:style-name="P15"><text:span text:style-name="T4">Zbiory:</text:span></text:p>
      <text:p text:style-name="P3"><text:span text:style-name="T4">PRODUKTY –</text:span><text:span text:style-name="T6"> P </text:span><text:span text:style-name="T4">– produkowane produkty – A i B</text:span></text:p>
      <text:p text:style-name="P3"><text:span text:style-name="T4">MIESIACE –</text:span><text:span text:style-name="T6"> M </text:span><text:span text:style-name="T4">– miesiące w których zachodzi produkcja – 1, 2, 3</text:span></text:p>
      <text:p text:style-name="P3"><text:span text:style-name="T4">ZASOBY –</text:span><text:span text:style-name="T6"> Z </text:span><text:span text:style-name="T4">– zasoby wykorzystywane do produkcji –</text:span><text:span text:style-name="T5"> Z1, Z2</text:span></text:p>
      <text:p text:style-name="P3"><text:span text:style-name="T4">SCENARIUSZE –</text:span><text:span text:style-name="T6"> S </text:span><text:span text:style-name="T4">– zbiór scenariuszy –</text:span><text:span text:style-name="T5"> 1, 2, 3, 4</text:span></text:p>
      <text:p text:style-name="P3"><text:span text:style-name="T5"/></text:p>
      <text:p text:style-name="P3"><text:span text:style-name="T5"/></text:p>
      <text:p text:style-name="P17"><text:span text:style-name="T5">Parametry:</text:span></text:p>
      <text:p text:style-name="P4"><text:span text:style-name="T5"/></text:p>
      <text:p text:style-name="P2"><draw:frame draw:style-name="fr1" draw:name="Object1" text:anchor-type="as-char" svg:y="-0.377cm" svg:width="4.29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6"><text:span text:style-name="T7"/></text:p>
      <text:p text:style-name="P2"><draw:frame draw:style-name="fr1" draw:name="Object8" text:anchor-type="as-char" svg:y="-0.377cm" svg:width="4.339cm" svg:height="0.48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7">- zamówienie obejmuje dostawę towarów A i B w ilościach</text:span></text:p>
      <text:p text:style-name="P5"><text:span text:style-name="T7"/></text:p>
      <text:p text:style-name="P6"><text:span text:style-name="T19"/></text:p>
      <text:p text:style-name="P2"><draw:frame draw:style-name="fr1" draw:name="Object20" text:anchor-type="as-char" svg:y="-0.561cm" svg:width="6.512cm" svg:height="0.98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/>
      <text:p text:style-name="P2"><draw:frame draw:style-name="fr1" draw:name="Object2" text:anchor-type="as-char" svg:y="-0.586cm" svg:width="4.47cm" svg:height="1.03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ct3" text:anchor-type="as-char" svg:y="-0.377cm" svg:width="4.464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1" draw:name="Object4" text:anchor-type="as-char" svg:y="-0.377cm" svg:width="4.456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Object5" text:anchor-type="as-char" svg:y="-0.377cm" svg:width="4.456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1" draw:name="Object6" text:anchor-type="as-char" svg:y="-0.377cm" svg:width="4.44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377cm" svg:width="4.457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14"><draw:frame draw:style-name="fr1" draw:name="Object10" text:anchor-type="as-char" svg:y="-2.498cm" svg:width="5.108cm" svg:height="4.94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8"><draw:frame draw:style-name="fr1" draw:name="Object9" text:anchor-type="as-char" svg:y="-0.377cm" svg:width="4.334cm" svg:height="0.48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9">- wektor określający z których miesięcy należy doliczyć koszty składowania wyprodukowanych w nich towarów. W przedstawionej postaci mówi on, iż należy doliczyć podwójne (przez dwa miesiące) koszty składowania wyprodukowanych w miesiącu pierwszym i pojedyncze koszty z miesiąca drugiego</text:span></text:p>
      <text:p text:style-name="P8"><text:span text:style-name="T19"/></text:p>
      <text:p text:style-name="P13"><text:span text:style-name="T22"/></text:p>
      <text:p text:style-name="P13"><text:soft-page-break/><text:span text:style-name="T22"><draw:frame draw:style-name="fr2" draw:name="Object22" text:anchor-type="as-char" svg:y="-0.432cm" svg:width="6.96cm" svg:height="0.86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3">- średnie koszty produkcji – wartości oczekiwane kosztów produkcji </text:span></text:p>
      <text:p text:style-name="P13"><text:span text:style-name="T22"/></text:p>
      <text:p text:style-name="P8"><text:span text:style-name="T19"/></text:p>
      <text:p text:style-name="P12"><text:span text:style-name="T20"><draw:frame draw:style-name="fr2" draw:name="Object21" text:anchor-type="as-char" svg:y="-0.432cm" svg:width="10.59cm" svg:height="0.861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- jednostkowe średnie różnice Giniego dla każdego produktu w poszczególnych miesiącach</text:span></text:p>
      <text:p text:style-name="P12"><text:span text:style-name="T21"/></text:p>
      <text:p text:style-name="P7"/>
      <text:p text:style-name="P18"><text:span text:style-name="T7">Zmienne decyzyjne:</text:span></text:p>
      <text:p text:style-name="P21"><text:span text:style-name="T12"><draw:frame draw:style-name="fr1" draw:name="Object12" text:anchor-type="as-char" svg:y="-0.377cm" svg:width="4.553cm" svg:height="0.533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1">- liczba wyprodukowanych towarów A i B w </text:span><text:span text:style-name="T19">poszczególnych</text:span><text:span text:style-name="T11"> miesiącach</text:span></text:p>
      <text:p text:style-name="P18"><text:span text:style-name="T11"/></text:p>
      <text:p text:style-name="P7"/>
      <text:p text:style-name="P19"><text:span text:style-name="T7">Ograniczenia:</text:span></text:p>
      <text:p text:style-name="P9"><text:span text:style-name="T8"><draw:frame draw:style-name="fr1" draw:name="Object11" text:anchor-type="as-char" svg:y="-0.432cm" svg:width="5.38cm" svg:height="0.86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0">- warunek wypełnienia kontraktu – suma towarów A i B wyprodukowanych w poszczególnych miesiącach musi być równa liczbie towarów zamówionych</text:span></text:p>
      <text:p text:style-name="P9"><text:span text:style-name="T10"/></text:p>
      <text:p text:style-name="P9"><draw:frame draw:style-name="fr1" draw:name="Object13" text:anchor-type="as-char" svg:y="-0.432cm" svg:width="10.393cm" svg:height="0.86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 <text:span text:style-name="T10">- ilość zużytych do produkcji zasobów musi być mniejsza niż ilość którą dostawca jest w stanie dostarczyć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10"><text:span text:style-name="T13">Funkcje celu:</text:span></text:p>
      <text:p text:style-name="P10"><text:span text:style-name="T13"/></text:p>
      <text:p text:style-name="P10"><text:span text:style-name="T11"><draw:frame draw:style-name="fr1" draw:name="Object15" text:anchor-type="as-char" svg:y="-0.432cm" svg:width="11.391cm" svg:height="0.86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5">- koszt określony jako suma kosztów produkcji oraz kosztów składowania wyprodukowanych towarów. </text:span><text:span text:style-name="T15"><draw:frame draw:style-name="fr2" draw:name="Object19" text:anchor-type="as-char" svg:y="-0.377cm" svg:width="0.515cm" svg:height="0.467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5"> jest współczynnikiem kosztów przechowywania i jest ustalony dla </text:span><text:span text:style-name="T16">pierwszych </text:span><text:span text:style-name="T15">100 sztuk każdego towaru jako 10%, <text:s/>a dla następnych jako 15%.</text:span></text:p>
      <text:p text:style-name="P10"><text:span text:style-name="T11"/></text:p>
      <text:p text:style-name="P10"><text:span text:style-name="T11"/></text:p>
      <text:p text:style-name="P10"><text:span text:style-name="T11"><draw:frame draw:style-name="fr1" draw:name="Object14" text:anchor-type="as-char" svg:y="-0.432cm" svg:width="5.145cm" svg:height="0.86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7">- miara ryzyka jako suma iloczynów jednostkowych średnich różnic Giniego oraz liczby wyprodukowanych towarów.</text:span></text:p>
      <text:p text:style-name="P10"><text:span text:style-name="T17"/></text:p>
      <text:p text:style-name="P10"><text:span text:style-name="T17"/></text:p>
      <text:p text:style-name="P10"><text:span text:style-name="T11"><draw:frame draw:style-name="fr1" draw:name="Object16" text:anchor-type="as-char" svg:y="-0.377cm" svg:width="4.568cm" svg:height="0.533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4">- wspólna funkcja celu podlegająca minimalizacji, gdzie </text:span><text:span text:style-name="T14"><draw:frame draw:style-name="fr2" draw:name="Object17" text:anchor-type="as-char" svg:y="-0.377cm" svg:width="0.639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4"> oraz </text:span><text:span text:style-name="T14"><draw:frame draw:style-name="fr2" draw:name="Object18" text:anchor-type="as-char" svg:y="-0.377cm" svg:width="0.661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4"> są wagami pozwalającymi manipulować ważnością składników funkcji</text:span></text:p>
      <text:p text:style-name="P10"><text:span text:style-name="T11"/></text:p>
      <text:p text:style-name="P10"><text:span text:style-name="T11"/></text:p>
      <text:p text:style-name="P11"><text:span text:style-name="T18">2. Przestrzeń rozwiązań efektywnych</text:span></text:p>
      <text:p text:style-name="P11"><text:span text:style-name="T18">Za pomocą manipulacji wagami zdefiniowanymi w modelu znaleźliśmy trzy rozwiązania efektywne problemu. Zostały one przedstawione na poniższym wykresie:</text:span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imbus Sans L" style:font-size-asian="10.5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Nimbus Sans L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5:16:45</meta:creation-date>
    <dc:date>2013-05-27T01:25:51</dc:date>
    <meta:editing-duration>PT3H30M14S</meta:editing-duration>
    <meta:editing-cycles>39</meta:editing-cycles>
    <meta:generator>LibreOffice/3.6$Linux_X86_64 LibreOffice_project/360m1$Build-3</meta:generator>
    <meta:document-statistic meta:table-count="0" meta:image-count="0" meta:object-count="22" meta:page-count="2" meta:paragraph-count="31" meta:word-count="258" meta:character-count="1808" meta:non-whitespace-character-count="1544"/>
  </office:meta>
</office:document-meta>
</file>

<file path=Object 1/content.xml><?xml version="1.0" encoding="utf-8"?>
<math xmlns="http://www.w3.org/1998/Math/MathML">
  <semantics>
    <mrow>
      <mrow>
        <mi>p</mi>
        <mo stretchy="false">=</mo>
        <mrow>
          <mo stretchy="false">[</mo>
          <mrow>
            <mn>0.2</mn>
            <mtext>  </mtext>
            <mn>0.5</mn>
            <mtext>  </mtext>
            <mn>0.1</mn>
            <mtext>  </mtext>
            <mn>0.2</mn>
          </mrow>
          <mo stretchy="false">]</mo>
        </mrow>
      </mrow>
    </mrow>
    <annotation encoding="StarMath 5.0">p=[0.2 "  " 0.5 "  " 0.1 "  " 0.2]</annotation>
  </semantics>
</math>
</file>

<file path=Object 10/content.xml><?xml version="1.0" encoding="utf-8"?>
<math xmlns="http://www.w3.org/1998/Math/MathML">
  <semantics>
    <mrow>
      <mrow>
        <mi mathvariant="italic">skladowanie</mi>
        <mo stretchy="false">=</mo>
        <mrow>
          <mo stretchy="false">[</mo>
          <mrow>
            <mn>2</mn>
            <mtext>  </mtext>
            <mn>1</mn>
            <mtext>  </mtext>
            <mn>0</mn>
          </mrow>
          <mo stretchy="false">]</mo>
        </mrow>
      </mrow>
    </mrow>
    <annotation encoding="StarMath 5.0">skladowanie = [2 "  " 1 "  " 0]</annotation>
  </semantics>
</math>
</file>

<file path=Object 11/content.xml><?xml version="1.0" encoding="utf-8"?>
<math xmlns="http://www.w3.org/1998/Math/MathML">
  <semantics>
    <mrow>
      <mo stretchy="false">∀</mo>
      <mrow>
        <mi>p</mi>
        <mo stretchy="false">∈</mo>
        <mi>P</mi>
      </mrow>
      <mtext>  </mtext>
      <mrow>
        <msub>
          <mi mathvariant="italic">kontrakt</mi>
          <mi>p</mi>
        </msub>
        <mo stretchy="false">=</mo>
        <mrow>
          <munder>
            <mo stretchy="false">∑</mo>
            <mrow>
              <mrow>
                <mi>m</mi>
                <mo stretchy="false">∈</mo>
                <mi>M</mi>
              </mrow>
            </mrow>
          </munder>
          <msub>
            <mi>x</mi>
            <mrow>
              <mi>p</mi>
              <mi>,</mi>
              <mi>m</mi>
            </mrow>
          </msub>
        </mrow>
      </mrow>
    </mrow>
    <annotation encoding="StarMath 5.0">forall p in P "  " kontrakt_p = sum from {m in M} x_{p,m}</annotation>
  </semantics>
</math>
</file>

<file path=Object 12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>x</mi>
          <mrow>
            <mi>p</mi>
            <mi>,</mi>
            <mi>m</mi>
          </mrow>
        </msub>
        <mo stretchy="false">≥</mo>
        <mn>0</mn>
      </mrow>
    </mrow>
    <annotation encoding="StarMath 5.0">forall p in P, m in M "  " x_{p, m} &gt;= 0</annotation>
  </semantics>
</math>
</file>

<file path=Object 13/content.xml><?xml version="1.0" encoding="utf-8"?>
<math xmlns="http://www.w3.org/1998/Math/MathML">
  <semantics>
    <mrow>
      <mo stretchy="false">∀</mo>
      <mrow>
        <mi>m</mi>
        <mo stretchy="false">∈</mo>
        <mi>M</mi>
      </mrow>
      <mi>,</mi>
      <mrow>
        <mi>z</mi>
        <mo stretchy="false">∈</mo>
        <mi>Z</mi>
      </mrow>
      <mtext>  </mtext>
      <mrow>
        <mrow>
          <mrow>
            <munder>
              <mo stretchy="false">∑</mo>
              <mrow>
                <mrow>
                  <mi>p</mi>
                  <mo stretchy="false">∈</mo>
                  <mi>P</mi>
                </mrow>
              </mrow>
            </munder>
            <msub>
              <mi mathvariant="italic">zapotrzebowanie</mi>
              <mrow>
                <mi>z</mi>
                <mi>,</mi>
                <mi>p</mi>
              </mrow>
            </msub>
          </mrow>
          <mo stretchy="false">∗</mo>
          <msub>
            <mi>x</mi>
            <mrow>
              <mi>p</mi>
              <mi>,</mi>
              <mi>m</mi>
            </mrow>
          </msub>
        </mrow>
        <mo stretchy="false">≤</mo>
        <msub>
          <mi mathvariant="italic">dostawy</mi>
          <mrow>
            <mi>z</mi>
            <mi>,</mi>
            <mi>m</mi>
          </mrow>
        </msub>
      </mrow>
    </mrow>
    <annotation encoding="StarMath 5.0">forall m in M, z in Z "  " sum from {p in P}  zapotrzebowanie_{z,p} * x_{p,m} &lt;= dostawy_{z,m}</annotation>
  </semantics>
</math>
</file>

<file path=Object 14/content.xml><?xml version="1.0" encoding="utf-8"?>
<math xmlns="http://www.w3.org/1998/Math/MathML">
  <semantics>
    <mrow>
      <mrow>
        <mi mathvariant="italic">ryzyko</mi>
        <mo stretchy="false">=</mo>
        <mrow>
          <mrow>
            <munder>
              <mo stretchy="false">∑</mo>
              <mrow>
                <mrow>
                  <mi>p</mi>
                  <mo stretchy="false">∈</mo>
                  <mi>P</mi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∈</mo>
                    <mi>M</mi>
                  </mrow>
                </mrow>
              </munder>
              <msub>
                <mi mathvariant="italic">gini</mi>
                <mrow>
                  <mi>p</mi>
                  <mi>,</mi>
                  <mi>m</mi>
                </mrow>
              </msub>
            </mrow>
          </mrow>
          <mo stretchy="false">⋅</mo>
          <msub>
            <mi>x</mi>
            <mrow>
              <mi>p</mi>
              <mi>,</mi>
              <mi>m</mi>
            </mrow>
          </msub>
        </mrow>
      </mrow>
    </mrow>
    <annotation encoding="StarMath 5.0">ryzyko = sum from {p in P} sum from {m in M} gini_{p,m} cdot x_{p,m}</annotation>
  </semantics>
</math>
</file>

<file path=Object 15/content.xml><?xml version="1.0" encoding="utf-8"?>
<math xmlns="http://www.w3.org/1998/Math/MathML">
  <semantics>
    <mrow>
      <mrow>
        <mi mathvariant="italic">koszt</mi>
        <mo stretchy="false">=</mo>
        <mrow>
          <mrow>
            <mrow>
              <munder>
                <mo stretchy="false">∑</mo>
                <mrow>
                  <mrow>
                    <mi>p</mi>
                    <mo stretchy="false">∈</mo>
                    <mi>P</mi>
                  </mrow>
                </mrow>
              </munder>
              <mrow>
                <munder>
                  <mo stretchy="false">∑</mo>
                  <mrow>
                    <mrow>
                      <mi>m</mi>
                      <mo stretchy="false">∈</mo>
                      <mi>M</mi>
                    </mrow>
                  </mrow>
                </munder>
                <msub>
                  <mi mathvariant="italic">skp</mi>
                  <mrow>
                    <mi>p</mi>
                    <mi>,</mi>
                    <mi>m</mi>
                  </mrow>
                </msub>
              </mrow>
            </mrow>
            <mo stretchy="false">⋅</mo>
            <msub>
              <mi>x</mi>
              <mrow>
                <mi>p</mi>
                <mi>,</mi>
                <mi>m</mi>
              </mrow>
            </msub>
          </mrow>
          <mo stretchy="false">+</mo>
          <mrow>
            <mrow>
              <mrow>
                <mrow>
                  <munder>
                    <mo stretchy="false">∑</mo>
                    <mrow>
                      <mrow>
                        <mi>p</mi>
                        <mo stretchy="false">∈</mo>
                        <mi>P</mi>
                      </mrow>
                    </mrow>
                  </munder>
                  <mrow>
                    <munder>
                      <mo stretchy="false">∑</mo>
                      <mrow>
                        <mrow>
                          <mi>m</mi>
                          <mo stretchy="false">∈</mo>
                          <mi>M</mi>
                        </mrow>
                      </mrow>
                    </munder>
                    <msub>
                      <mi mathvariant="italic">skladowanie</mi>
                      <mi>m</mi>
                    </msub>
                  </mrow>
                </mrow>
                <mo stretchy="false">⋅</mo>
                <msub>
                  <mi mathvariant="italic">skp</mi>
                  <mrow>
                    <mi>p</mi>
                    <mi>,</mi>
                    <mi>m</mi>
                  </mrow>
                </msub>
              </mrow>
              <mo stretchy="false">⋅</mo>
              <msub>
                <mi>x</mi>
                <mrow>
                  <mi>p</mi>
                  <mi>,</mi>
                  <mi>m</mi>
                </mrow>
              </msub>
            </mrow>
            <mo stretchy="false">⋅</mo>
            <mi>w</mi>
          </mrow>
        </mrow>
      </mrow>
    </mrow>
    <annotation encoding="StarMath 5.0">koszt = sum from {p in P} sum from {m in M} skp_{p,m} cdot x_{p,m} + sum from {p in P} sum from {m in M} skladowanie_m cdot skp_{p,m} cdot x_{p,m} cdot w</annotation>
  </semantics>
</math>
</file>

<file path=Object 16/content.xml><?xml version="1.0" encoding="utf-8"?>
<math xmlns="http://www.w3.org/1998/Math/MathML">
  <semantics>
    <mrow>
      <mrow>
        <mi mathvariant="italic">cel</mi>
        <mo stretchy="false">=</mo>
        <mrow>
          <mrow>
            <msub>
              <mi>w</mi>
              <mi>k</mi>
            </msub>
            <mo stretchy="false">⋅</mo>
            <mi mathvariant="italic">koszt</mi>
          </mrow>
          <mo stretchy="false">+</mo>
          <mrow>
            <msub>
              <mi>w</mi>
              <mi>r</mi>
            </msub>
            <mo stretchy="false">⋅</mo>
            <mi mathvariant="italic">ryzyko</mi>
          </mrow>
        </mrow>
      </mrow>
    </mrow>
    <annotation encoding="StarMath 5.0">cel = w_k cdot koszt + w_r cdot ryzyko</annotation>
  </semantics>
</math>
</file>

<file path=Object 17/content.xml><?xml version="1.0" encoding="utf-8"?>
<math xmlns="http://www.w3.org/1998/Math/MathML">
  <semantics>
    <mrow>
      <msub>
        <mi>w</mi>
        <mi>r</mi>
      </msub>
    </mrow>
    <annotation encoding="StarMath 5.0">w_r</annotation>
  </semantics>
</math>
</file>

<file path=Object 18/content.xml><?xml version="1.0" encoding="utf-8"?>
<math xmlns="http://www.w3.org/1998/Math/MathML">
  <semantics>
    <mrow>
      <msub>
        <mi>w</mi>
        <mi>k</mi>
      </msub>
    </mrow>
    <annotation encoding="StarMath 5.0">w_k</annotation>
  </semantics>
</math>
</file>

<file path=Object 19/content.xml><?xml version="1.0" encoding="utf-8"?>
<math xmlns="http://www.w3.org/1998/Math/MathML">
  <semantics>
    <mrow>
      <mi>w</mi>
    </mrow>
    <annotation encoding="StarMath 5.0">w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 mathvariant="italic">K1</mi>
                <mi mathvariant="italic">M1</mi>
              </msub>
              <mo stretchy="false">=</mo>
              <mrow>
                <mo stretchy="false">[</mo>
                <mrow>
                  <mn>25</mn>
                  <mtext>  </mtext>
                  <mn>50</mn>
                  <mtext>  </mtext>
                  <mn>30</mn>
                  <mtext>  </mtext>
                  <mn>40</mn>
                </mrow>
                <mo stretchy="false">]</mo>
              </mrow>
            </mrow>
          </mrow>
        </mtd>
      </mtr>
      <mtr>
        <mtd>
          <mrow>
            <mtext>    </mtext>
            <mrow>
              <mo stretchy="false">[</mo>
              <mrow>
                <mn>25</mn>
                <mtext>  </mtext>
                <mn>50</mn>
                <mtext>  </mtext>
                <mn>30</mn>
                <mtext>  </mtext>
                <mn>40</mn>
              </mrow>
              <mo stretchy="false">]</mo>
            </mrow>
          </mrow>
        </mtd>
      </mtr>
    </mtable>
    <annotation encoding="StarMath 5.0">K1_M1=[25 "  " 50 "  " 30 "  " 40] newline 
"    "[25 "  " 50 "  " 30 "  " 40]</annotation>
  </semantics>
</math>
</file>

<file path=Object 20/content.xml><?xml version="1.0" encoding="utf-8"?>
<math xmlns="http://www.w3.org/1998/Math/MathML">
  <semantics>
    <mtable>
      <mtr>
        <mtd>
          <mrow>
            <mrow>
              <mi mathvariant="italic">zapotrzebowanie</mi>
              <mo stretchy="false">=</mo>
              <mrow>
                <mo stretchy="false">[</mo>
                <mrow>
                  <mn>25</mn>
                  <mtext>  </mtext>
                  <mn>50</mn>
                  <mtext>  </mtext>
                  <mn>30</mn>
                  <mtext>  </mtext>
                  <mn>40</mn>
                </mrow>
                <mo stretchy="false">]</mo>
              </mrow>
            </mrow>
          </mrow>
        </mtd>
      </mtr>
      <mtr>
        <mtd>
          <mrow>
            <mtext>    </mtext>
            <mrow>
              <mo stretchy="false">[</mo>
              <mrow>
                <mn>25</mn>
                <mtext>  </mtext>
                <mn>50</mn>
                <mtext>  </mtext>
                <mn>30</mn>
                <mtext>  </mtext>
                <mn>40</mn>
              </mrow>
              <mo stretchy="false">]</mo>
            </mrow>
          </mrow>
        </mtd>
      </mtr>
    </mtable>
    <annotation encoding="StarMath 5.0">zapotrzebowanie=[25 "  " 50 "  " 30 "  " 40] newline 
"    "[25 "  " 50 "  " 30 "  " 40]</annotation>
  </semantics>
</math>
</file>

<file path=Object 21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 mathvariant="italic">gini</mi>
          <mrow>
            <mi>p</mi>
            <mi>,</mi>
            <mi>m</mi>
          </mrow>
        </msub>
        <mo stretchy="false">=</mo>
        <mrow>
          <mrow>
            <mrow>
              <munder>
                <mo stretchy="false">∑</mo>
                <mrow>
                  <mrow>
                    <mi mathvariant="italic">s1</mi>
                    <mo stretchy="false">∈</mo>
                    <mi>S</mi>
                  </mrow>
                </mrow>
              </munder>
              <mrow>
                <munder>
                  <mo stretchy="false">∑</mo>
                  <mrow>
                    <mrow>
                      <mi mathvariant="italic">s2</mi>
                      <mo stretchy="false">∈</mo>
                      <mi>S</mi>
                    </mrow>
                  </mrow>
                </munder>
                <mrow>
                  <mo stretchy="false">∣</mo>
                  <mrow>
                    <mrow>
                      <msub>
                        <mi mathvariant="italic">kp</mi>
                        <mrow>
                          <mi mathvariant="italic">s1</mi>
                          <mi>,</mi>
                          <mi>p</mi>
                          <mi>,</mi>
                          <mi>m</mi>
                        </mrow>
                      </msub>
                      <mo stretchy="false">−</mo>
                      <msub>
                        <mi mathvariant="italic">kp</mi>
                        <mrow>
                          <mi mathvariant="italic">s2</mi>
                          <mi>,</mi>
                          <mi>p</mi>
                          <mi>,</mi>
                          <mi>m</mi>
                        </mrow>
                      </msub>
                    </mrow>
                  </mrow>
                  <mo stretchy="false">∣</mo>
                </mrow>
              </mrow>
            </mrow>
            <mo stretchy="false">⋅</mo>
            <msub>
              <mi>p</mi>
              <mi mathvariant="italic">s1</mi>
            </msub>
          </mrow>
          <mo stretchy="false">⋅</mo>
          <msub>
            <mi>p</mi>
            <mi mathvariant="italic">s2</mi>
          </msub>
        </mrow>
      </mrow>
    </mrow>
    <annotation encoding="StarMath 5.0">forall p in P, m in M "  " gini_{p, m} = sum from {s1 in S} sum from {s2 in S} lline kp_{s1, p, m} - kp_{s2, p, m} rline cdot p_s1 cdot p_s2 </annotation>
  </semantics>
</math>
</file>

<file path=Object 22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 mathvariant="italic">skp</mi>
          <mrow>
            <mi>p</mi>
            <mi>,</mi>
            <mi>m</mi>
          </mrow>
        </msub>
        <mo stretchy="false">=</mo>
        <mrow>
          <mrow>
            <munder>
              <mo stretchy="false">∑</mo>
              <mrow>
                <mrow>
                  <mi>s</mi>
                  <mo stretchy="false">∈</mo>
                  <mi>S</mi>
                </mrow>
              </mrow>
            </munder>
            <msub>
              <mi mathvariant="italic">kp</mi>
              <mrow>
                <mi>s</mi>
                <mi>,</mi>
                <mi>p</mi>
                <mi>,</mi>
                <mi>m</mi>
              </mrow>
            </msub>
          </mrow>
          <mo stretchy="false">⋅</mo>
          <msub>
            <mi>p</mi>
            <mi>s</mi>
          </msub>
        </mrow>
      </mrow>
    </mrow>
    <annotation encoding="StarMath 5.0">forall p in P, m in M "  " skp_{p, m} = sum from {s in S} kp_{s,p,m} cdot p_s</annotation>
  </semantics>
</math>
</file>

<file path=Object 3/content.xml><?xml version="1.0" encoding="utf-8"?>
<math xmlns="http://www.w3.org/1998/Math/MathML">
  <semantics>
    <mrow>
      <mrow>
        <msub>
          <mi mathvariant="italic">K2</mi>
          <mi mathvariant="italic">M1</mi>
        </msub>
        <mo stretchy="false">=</mo>
        <mrow>
          <mo stretchy="false">[</mo>
          <mrow>
            <mn>45</mn>
            <mtext>  </mtext>
            <mn>30</mn>
            <mtext>  </mtext>
            <mn>55</mn>
            <mtext>  </mtext>
            <mn>20</mn>
          </mrow>
          <mo stretchy="false">]</mo>
        </mrow>
      </mrow>
    </mrow>
    <annotation encoding="StarMath 5.0">K2_M1=[45 "  " 30 "  " 55 "  " 20]</annotation>
  </semantics>
</math>
</file>

<file path=Object 4/content.xml><?xml version="1.0" encoding="utf-8"?>
<math xmlns="http://www.w3.org/1998/Math/MathML">
  <semantics>
    <mrow>
      <mrow>
        <msub>
          <mi mathvariant="italic">K1</mi>
          <mi mathvariant="italic">M2</mi>
        </msub>
        <mo stretchy="false">=</mo>
        <mrow>
          <mo stretchy="false">[</mo>
          <mrow>
            <mn>55</mn>
            <mtext>  </mtext>
            <mn>20</mn>
            <mtext>  </mtext>
            <mn>60</mn>
            <mtext>  </mtext>
            <mn>30</mn>
          </mrow>
          <mo stretchy="false">]</mo>
        </mrow>
      </mrow>
    </mrow>
    <annotation encoding="StarMath 5.0">K1_M2=[55 "  " 20 "  " 60 "  " 30]</annotation>
  </semantics>
</math>
</file>

<file path=Object 5/content.xml><?xml version="1.0" encoding="utf-8"?>
<math xmlns="http://www.w3.org/1998/Math/MathML">
  <semantics>
    <mrow>
      <mrow>
        <msub>
          <mi mathvariant="italic">K2</mi>
          <mi mathvariant="italic">M2</mi>
        </msub>
        <mo stretchy="false">=</mo>
        <mrow>
          <mo stretchy="false">[</mo>
          <mrow>
            <mn>65</mn>
            <mtext>  </mtext>
            <mn>35</mn>
            <mtext>  </mtext>
            <mn>45</mn>
            <mtext>  </mtext>
            <mn>60</mn>
          </mrow>
          <mo stretchy="false">]</mo>
        </mrow>
      </mrow>
    </mrow>
    <annotation encoding="StarMath 5.0">K2_M2=[65 "  " 35 "  " 45 "  " 60]</annotation>
  </semantics>
</math>
</file>

<file path=Object 6/content.xml><?xml version="1.0" encoding="utf-8"?>
<math xmlns="http://www.w3.org/1998/Math/MathML">
  <semantics>
    <mrow>
      <mrow>
        <msub>
          <mi mathvariant="italic">K1</mi>
          <mi mathvariant="italic">M3</mi>
        </msub>
        <mo stretchy="false">=</mo>
        <mrow>
          <mo stretchy="false">[</mo>
          <mrow>
            <mn>35</mn>
            <mtext>  </mtext>
            <mn>45</mn>
            <mtext>  </mtext>
            <mn>25</mn>
            <mtext>  </mtext>
            <mn>55</mn>
          </mrow>
          <mo stretchy="false">]</mo>
        </mrow>
      </mrow>
    </mrow>
    <annotation encoding="StarMath 5.0">K1_M3=[35 "  " 45 "  " 25 "  " 55]</annotation>
  </semantics>
</math>
</file>

<file path=Object 7/content.xml><?xml version="1.0" encoding="utf-8"?>
<math xmlns="http://www.w3.org/1998/Math/MathML">
  <semantics>
    <mrow>
      <mrow>
        <msub>
          <mi mathvariant="italic">K2</mi>
          <mi mathvariant="italic">M3</mi>
        </msub>
        <mo stretchy="false">=</mo>
        <mrow>
          <mo stretchy="false">[</mo>
          <mrow>
            <mn>30</mn>
            <mtext>  </mtext>
            <mn>50</mn>
            <mtext>  </mtext>
            <mn>35</mn>
            <mtext>  </mtext>
            <mn>45</mn>
          </mrow>
          <mo stretchy="false">]</mo>
        </mrow>
      </mrow>
    </mrow>
    <annotation encoding="StarMath 5.0">K2_M3=[30 "  " 50 "  " 35 "  " 45]</annotation>
  </semantics>
</math>
</file>

<file path=Object 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tyle mathvariant="italic">
                          <mrow>
                            <msub>
                              <mtext>koszt</mtext>
                              <mstyle mathvariant="italic">
                                <mrow>
                                  <msub>
                                    <mtext>prod</mtext>
                                    <mrow>
                                      <mstyle mathsize="8pt">
                                        <mrow>
                                          <mrow>
                                            <mrow>
                                              <mi>i</mi>
                                              <mo stretchy="false">=</mo>
                                              <mn>1</mn>
                                            </mrow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style>
                            </msub>
                          </mrow>
                        </mstyle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25</mtext>
                                    <mrow/>
                                  </mrow>
                                </mtd>
                                <mtd>
                                  <mrow>
                                    <mtext>55</mtext>
                                    <mrow/>
                                  </mrow>
                                </mtd>
                                <mtd>
                                  <mrow>
                                    <mtext>35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50</mtext>
                                    <mrow/>
                                  </mrow>
                                </mtd>
                                <mtd>
                                  <mrow>
                                    <mtext>20</mtext>
                                    <mrow/>
                                  </mrow>
                                </mtd>
                                <mtd>
                                  <mrow>
                                    <mtext>45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30</mtext>
                                    <mrow/>
                                  </mrow>
                                </mtd>
                                <mtd>
                                  <mrow>
                                    <mtext>60</mtext>
                                    <mrow/>
                                  </mrow>
                                </mtd>
                                <mtd>
                                  <mrow>
                                    <mtext>25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40</mtext>
                                    <mrow/>
                                  </mrow>
                                </mtd>
                                <mtd>
                                  <mrow>
                                    <mtext>30</mtext>
                                    <mrow/>
                                  </mrow>
                                </mtd>
                                <mtd>
                                  <mrow>
                                    <mtext>55</mtext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</mrow>
            </mtd>
          </mtr>
          <mtr>
            <mtd>
              <mrow>
                <mstyle mathvariant="italic">
                  <mrow>
                    <msub>
                      <mtext>koszt</mtext>
                      <mstyle mathvariant="italic">
                        <mrow>
                          <mtext>prod</mtext>
                        </mrow>
                      </mstyle>
                    </msub>
                  </mrow>
                </mstyle>
                <mrow>
                  <mmultiscripts>
                    <mtext/>
                    <mprescripts/>
                    <mrow>
                      <mstyle mathsize="8pt">
                        <mrow>
                          <mrow>
                            <mrow>
                              <mi>i</mi>
                              <mo stretchy="false">=</mo>
                              <mn>2</mn>
                            </mrow>
                          </mrow>
                        </mrow>
                      </mstyle>
                    </mrow>
                    <none/>
                  </mmultiscripts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45</mtext>
                              <mrow/>
                            </mrow>
                          </mtd>
                          <mtd>
                            <mrow>
                              <mtext>65</mtext>
                              <mrow/>
                            </mrow>
                          </mtd>
                          <mtd>
                            <mrow>
                              <mtext>30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35</mtext>
                              <mrow/>
                            </mrow>
                          </mtd>
                          <mtd>
                            <mrow>
                              <mtext>50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55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  <mtd>
                            <mrow>
                              <mtext>2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20</mtext>
                              <mrow/>
                            </mrow>
                          </mtd>
                          <mtd>
                            <mrow>
                              <mtext>60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</mtr>
                      </mtable>
                    </mrow>
                  </mfenced>
                </mrow>
                <mrow/>
              </mrow>
            </mtd>
          </mtr>
        </mtable>
      </mrow>
      <mrow/>
    </mrow>
    <annotation encoding="StarMath 5.0">alignl { stack {
 size 12{ ital "koszt"_ ital "prod" rSub { size 8{i=1} } = left [ matrix {
"25" {} # "55" {} # "35" {} ##
"50" {} # "20" {} # "45" {} ##
"30" {} # "60" {} # "25" {} ##
"40" {} # "30" {} # "55"{}
}  right ]}  {} # 
 {} # 
 ital "koszt"_ ital "prod""" lSub { size 8{i=2} } = left [ matrix {
"45" {} # "65" {} # "30" {} ##
"30" {} # "35" {} # "50" {} ##
"55" {} # "45" {} # "25" {} ##
"20" {} # "60" {} # "45"{}
}  right ] {} 
} } {}</annotation>
  </semantics>
</math>
</file>

<file path=Object 9/content.xml><?xml version="1.0" encoding="utf-8"?>
<math xmlns="http://www.w3.org/1998/Math/MathML">
  <semantics>
    <mrow>
      <mrow>
        <mi mathvariant="italic">kontrakt</mi>
        <mo stretchy="false">=</mo>
        <mrow>
          <mo stretchy="false">[</mo>
          <mrow>
            <mn>1100</mn>
            <mtext>  </mtext>
            <mn>1200</mn>
          </mrow>
          <mo stretchy="false">]</mo>
        </mrow>
      </mrow>
    </mrow>
    <annotation encoding="StarMath 5.0">kontrakt=[1100 "  " 1200]</annotation>
  </semantics>
</math>
</file>